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Ruth,<text:line-break/> <text:line-break/>We have done some prescribed soil moisture experiments in CLM3.5, but those were GLACE type experiments where we specify time varying soil moisture at every timestep. Not sure that that is what you really want.<text:line-break/> <text:line-break/>I would recommend instead following a similar protocol to one that I used for prescribed snow experiments.  Essentially, what I did is to replicate code that interpolates LAI data to work also for snow.  I attach a tar file with code changes that I did for the prescribed snow experiments (look for !DML to see my changes) from several routines that should give you some ideas about how you might do this for soil moisture.  Not sure exactly what version of the code this is based on so I would definitely recommend that you do not copy the code exactly but rather try to use the code to understand how you might be able to do something similar in your code base.<text:line-break/><text:line-break/>Essentially what I did is to create a new subroutine (interpMonthlySnow in STATICEcosystemDynMod.F90) that I call from driver.F90 just before or after the call to interpMonthlyVeg.  This is near the beginning of the timestep and occurs before the water balance check is initialized (I think).  If it works right, you shouldn't trigger any water balance or energy balance errors because you will be overwriting the soil moisture state before the initial water content is calculated.<text:line-break/><text:line-break/>The additional trick is to create a seasonal soil moisture file that looks very similar to the CLM surface dataset file (e.g. with similar dimension variables and names).  I attach some sample IDL code that provides an example for how you might do this.<text:line-break/> <text:line-break/>Hopefully this will be helpful, but I imagine that it will be pretty confusing.  Let me know if you have questions.<text:line-break/><text:line-break/>Cheers,<text:line-break/><text:line-break/> Dave</text:p>
      <text:p text:style-name="P1"/>
      <text:p text:style-name="P1"/>
      <text:p text:style-name="P1"/>
      <text:p text:style-name="P1"/>
      <text:p text:style-name="P1"/>
      <text:p text:style-name="P1"/>
      <text:p text:style-name="P1"/>
      <text:p text:style-name="P1"/>
      <text:p text:style-name="P1"/>
      <text:p text:style-name="P1">Hi Sonia et al,<text:line-break/><text:line-break/>OK, attached is a tar ball with stuff that I did for a GLACE-type experiment with CAM3.5/CLM3.5.  Paul Dirmeyer recently asked for the same thing and below is the message that I wrote to him about this information:<text:line-break/><text:line-break/>"Regarding GLACE.  I am attaching a tar ball with everything I think you need to run the GLACE experiments.  I really can't be certain that everything that you need is there.  It was awhile ago and all I really remember is that it was a pain.  I would recommend that instead of using the mods directly that you incorporate the changes into your own set of <text:line-break/>mods based on the CAM3.5/CLM3.5 code you are running.  I am pretty sure that I was using some prototype code that wasn't the absolute final CLM3.5 or final CAM3.5 (if there even was a final CAM3.5).  Look in mods.SF and mods.W01 and search for DML to find the code changes.  I also include some scripts that may or may not be useful.  Since we have changed everything about how the model is run now, I can hardly even remember what all the scripts mean anymore.  Note that these mods specify soil moisture for all levels, not just root zone soil levels as in GLACE.  It should be easy to switch back to just root zone.<text:line-break/><text:line-break/>Hopefully this information will help get you going, but I expect that there will be some challenges to overcome.  Let me know how you get on and if it seems like something is missing."<text:line-break/><text:line-break/>Cheers,<text:line-break/><text:line-break/>Dav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9:14:10</meta:creation-date>
    <meta:print-date>2010-02-22T09:17:42</meta:print-date>
    <meta:document-statistic meta:table-count="0" meta:image-count="0" meta:object-count="0" meta:page-count="1" meta:paragraph-count="2" meta:word-count="560" meta:character-count="3169"/>
    <dc:date>2010-02-22T09:19:19</dc:date>
    <meta:editing-duration>PT00H05M10S</meta:editing-duration>
    <meta:editing-cycles>1</meta:editing-cycles>
    <meta:generator>OpenOffice.org/3.0$Linux OpenOffice.org_project/300m21$Build-9319</meta:generator>
  </office:meta>
</office:document-meta>
</file>